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0942c" officeooo:paragraph-rsid="0000942c"/>
    </style:style>
    <style:style style:name="P2" style:family="paragraph" style:parent-style-name="Standard">
      <style:text-properties fo:language="es" fo:country="ES" officeooo:rsid="0002d34f" officeooo:paragraph-rsid="0002d34f"/>
    </style:style>
    <style:style style:name="P3" style:family="paragraph" style:parent-style-name="Standard">
      <style:text-properties fo:language="es" fo:country="ES" officeooo:rsid="00048f3c" officeooo:paragraph-rsid="00048f3c"/>
    </style:style>
    <style:style style:name="P4" style:family="paragraph" style:parent-style-name="Standard">
      <style:text-properties fo:language="es" fo:country="ES" officeooo:rsid="000591b9" officeooo:paragraph-rsid="00048f3c"/>
    </style:style>
    <style:style style:name="P5" style:family="paragraph" style:parent-style-name="Standard">
      <style:text-properties fo:language="es" fo:country="ES" officeooo:rsid="00048f3c" officeooo:paragraph-rsid="00048f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 1:</text:p>
      <text:p text:style-name="P1"/>
      <text:p text:style-name="P1">Marta, de 23 años, es sorda de ambos oídos desde que nació. Como, desgraciadamente, nunca ha podido escuchar una canción y siempre ha deseado sentir la armonía de la música, FootVibes le dará la oportunidad de poder percibir el ritmo de la melodía que ella quiera, e incluso de componer su propia sinfonía.</text:p>
      <text:p text:style-name="P1"/>
      <text:p text:style-name="P3">Ejemplo 2:</text:p>
      <text:p text:style-name="P3"/>
      <text:p text:style-name="P4">Pedro, tiene 55 años. Sufrió un accidente y quedó sordo de un oído, antes de este accidente podía escuchar sonidos por ambos oídos. FootVibes permitirá a Pedro distinguir mejor las diversas notas musicales.</text:p>
      <text:p text:style-name="P4"/>
      <text:p text:style-name="P2">Ejemplo 3:</text:p>
      <text:p text:style-name="P2"/>
      <text:p text:style-name="P2">Irene, de 5 años, no entiende el concepto de la música, y sus padres siempre han querido que disfrute de <text:s text:c="2"/></text:p>
      <text:p text:style-name="P2">la armonía de este concepto. Con nuestro dispositivo podrá introducirse de manera más significativa en el bonito mundo de la músic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19-11-08T18:14:44.318000000</dc:date>
    <meta:editing-duration>PT12M21S</meta:editing-duration>
    <meta:editing-cycles>3</meta:editing-cycles>
    <meta:document-statistic meta:table-count="0" meta:image-count="0" meta:object-count="0" meta:page-count="1" meta:paragraph-count="7" meta:word-count="133" meta:character-count="781" meta:non-whitespace-character-count="652"/>
  </office:meta>
</office:document-meta>
</file>